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a67" officeooo:paragraph-rsid="00029a67"/>
    </style:style>
    <style:style style:name="P2" style:family="paragraph" style:parent-style-name="Standard">
      <style:paragraph-properties fo:text-align="center" style:justify-single-word="false"/>
      <style:text-properties officeooo:rsid="0003e7de" officeooo:paragraph-rsid="0003e7de"/>
    </style:style>
    <style:style style:name="P3" style:family="paragraph" style:parent-style-name="Standard">
      <style:paragraph-properties fo:text-align="center" style:justify-single-word="false"/>
      <style:text-properties officeooo:rsid="0004db7a" officeooo:paragraph-rsid="0004db7a"/>
    </style:style>
    <style:style style:name="P4" style:family="paragraph" style:parent-style-name="Standard">
      <style:paragraph-properties fo:text-align="start" style:justify-single-word="false"/>
      <style:text-properties officeooo:rsid="0004db7a" officeooo:paragraph-rsid="0004db7a"/>
    </style:style>
    <style:style style:name="P5" style:family="paragraph" style:parent-style-name="Standard">
      <style:paragraph-properties fo:text-align="start" style:justify-single-word="false"/>
      <style:text-properties officeooo:rsid="00059378" officeooo:paragraph-rsid="00059378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59a4" officeooo:paragraph-rsid="001059a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59a4" officeooo:paragraph-rsid="000b974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5c575" officeooo:paragraph-rsid="0025c57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991e0" officeooo:paragraph-rsid="001991e0"/>
    </style:style>
    <style:style style:name="P10" style:family="paragraph" style:parent-style-name="Standard">
      <style:paragraph-properties fo:text-align="start" style:justify-single-word="false"/>
      <style:text-properties officeooo:rsid="000b974a" officeooo:paragraph-rsid="000b974a"/>
    </style:style>
    <style:style style:name="P11" style:family="paragraph" style:parent-style-name="Standard">
      <style:paragraph-properties fo:text-align="center" style:justify-single-word="false"/>
      <style:text-properties officeooo:rsid="000b974a" officeooo:paragraph-rsid="000b974a"/>
    </style:style>
    <style:style style:name="P12" style:family="paragraph" style:parent-style-name="Standard">
      <style:paragraph-properties fo:text-align="start" style:justify-single-word="false"/>
      <style:text-properties officeooo:paragraph-rsid="0024cfd0"/>
    </style:style>
    <style:style style:name="P13" style:family="paragraph" style:parent-style-name="Standard">
      <style:paragraph-properties fo:text-align="start" style:justify-single-word="false"/>
      <style:text-properties officeooo:rsid="0008e5d5" officeooo:paragraph-rsid="0008e5d5"/>
    </style:style>
    <style:style style:name="P14" style:family="paragraph" style:parent-style-name="Standard">
      <style:paragraph-properties fo:text-align="start" style:justify-single-word="false"/>
      <style:text-properties officeooo:rsid="0024cfd0" officeooo:paragraph-rsid="0016815a"/>
    </style:style>
    <style:style style:name="P15" style:family="paragraph" style:parent-style-name="Standard">
      <style:paragraph-properties fo:text-align="center" style:justify-single-word="false"/>
      <style:text-properties officeooo:rsid="0024cfd0" officeooo:paragraph-rsid="002ba6d3"/>
    </style:style>
    <style:style style:name="P16" style:family="paragraph" style:parent-style-name="Standard">
      <style:paragraph-properties fo:text-align="center" style:justify-single-word="false"/>
      <style:text-properties officeooo:rsid="0025c575" officeooo:paragraph-rsid="0025c575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5c575" officeooo:paragraph-rsid="0025c575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8e5d5" officeooo:paragraph-rsid="0008e5d5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26c4c" officeooo:paragraph-rsid="00126c4c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officeooo:rsid="0004db7a" officeooo:paragraph-rsid="0004db7a"/>
    </style:style>
    <style:style style:name="P2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bold" officeooo:rsid="0008e5d5" officeooo:paragraph-rsid="0008e5d5" style:font-weight-asian="bold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officeooo:rsid="000b974a" officeooo:paragraph-rsid="0021bf7d"/>
    </style:style>
    <style:style style:name="P23" style:family="paragraph" style:parent-style-name="Preformatted_20_Text">
      <style:paragraph-properties fo:text-align="center" style:justify-single-word="false"/>
      <style:text-properties officeooo:rsid="001991e0" officeooo:paragraph-rsid="001991e0"/>
    </style:style>
    <style:style style:name="P24" style:family="paragraph" style:parent-style-name="Preformatted_20_Text">
      <style:paragraph-properties fo:margin-top="0in" fo:margin-bottom="0.1965in" loext:contextual-spacing="false"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officeooo:rsid="0024cfd0" officeooo:paragraph-rsid="002ba6d3"/>
    </style:style>
    <style:style style:name="P26" style:family="paragraph" style:parent-style-name="Standard" style:list-style-name="L3">
      <style:paragraph-properties fo:text-align="start" style:justify-single-word="false"/>
      <style:text-properties officeooo:rsid="0024cfd0" officeooo:paragraph-rsid="0024cfd0"/>
    </style:style>
    <style:style style:name="P27" style:family="paragraph" style:parent-style-name="Standard">
      <style:paragraph-properties fo:text-align="start" style:justify-single-word="false"/>
      <style:text-properties fo:font-weight="bold" officeooo:rsid="000cd667" officeooo:paragraph-rsid="00269333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25c575" officeooo:paragraph-rsid="0025c575" style:font-weight-asian="bold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28255e" officeooo:paragraph-rsid="0028255e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3d6766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1991e0" officeooo:paragraph-rsid="001991e0"/>
    </style:style>
    <style:style style:name="P32" style:family="paragraph" style:parent-style-name="Standard">
      <style:paragraph-properties fo:text-align="start" style:justify-single-word="false"/>
      <style:text-properties officeooo:rsid="001991e0" officeooo:paragraph-rsid="001991e0"/>
    </style:style>
    <style:style style:name="P33" style:family="paragraph" style:parent-style-name="Standard">
      <style:paragraph-properties fo:text-align="center" style:justify-single-word="false"/>
      <style:text-properties fo:font-size="12pt" officeooo:paragraph-rsid="0024cfd0"/>
    </style:style>
    <style:style style:name="P34" style:family="paragraph" style:parent-style-name="Standard">
      <style:paragraph-properties fo:text-align="start" style:justify-single-word="false"/>
      <style:text-properties officeooo:rsid="00378c0a" officeooo:paragraph-rsid="00378c0a"/>
    </style:style>
    <style:style style:name="P35" style:family="paragraph" style:parent-style-name="Standard">
      <style:paragraph-properties fo:text-align="start" style:justify-single-word="false"/>
      <style:text-properties officeooo:rsid="00378c0a" officeooo:paragraph-rsid="003d6766"/>
    </style:style>
    <style:style style:name="P36" style:family="paragraph" style:parent-style-name="Standard">
      <style:paragraph-properties fo:text-align="start" style:justify-single-word="false"/>
      <style:text-properties officeooo:rsid="003955e5" officeooo:paragraph-rsid="003955e5"/>
    </style:style>
    <style:style style:name="P37" style:family="paragraph" style:parent-style-name="Standard">
      <style:paragraph-properties fo:text-align="start" style:justify-single-word="false"/>
      <style:text-properties officeooo:rsid="003d6766" officeooo:paragraph-rsid="003d6766"/>
    </style:style>
    <style:style style:name="T1" style:family="text">
      <style:text-properties officeooo:rsid="000e63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d667" style:font-weight-asian="bold" style:font-weight-complex="bold"/>
    </style:style>
    <style:style style:name="T4" style:family="text">
      <style:text-properties fo:font-weight="bold" officeooo:rsid="0021bf7d" style:font-weight-asian="bold" style:font-weight-complex="bold"/>
    </style:style>
    <style:style style:name="T5" style:family="text">
      <style:text-properties fo:font-weight="bold" officeooo:rsid="0030ce30" style:font-weight-asian="bold" style:font-weight-complex="bold"/>
    </style:style>
    <style:style style:name="T6" style:family="text">
      <style:text-properties officeooo:rsid="0012269e"/>
    </style:style>
    <style:style style:name="T7" style:family="text">
      <style:text-properties officeooo:rsid="00126c4c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31f52c" style:font-weight-asian="normal" style:font-weight-complex="normal"/>
    </style:style>
    <style:style style:name="T10" style:family="text">
      <style:text-properties fo:font-size="12pt"/>
    </style:style>
    <style:style style:name="T11" style:family="text">
      <style:text-properties fo:font-size="12pt" officeooo:rsid="001991e0"/>
    </style:style>
    <style:style style:name="T12" style:family="text">
      <style:text-properties fo:font-size="12pt" officeooo:rsid="0024cfd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1bf7d" style:font-weight-asian="normal" style:font-weight-complex="normal"/>
    </style:style>
    <style:style style:name="T15" style:family="text">
      <style:text-properties fo:font-weight="normal" officeooo:rsid="00247599" style:font-weight-asian="normal" style:font-weight-complex="normal"/>
    </style:style>
    <style:style style:name="T16" style:family="text">
      <style:text-properties officeooo:rsid="002f11cf"/>
    </style:style>
    <style:style style:name="T17" style:family="text">
      <style:text-properties officeooo:rsid="0030ce30"/>
    </style:style>
    <style:style style:name="T18" style:family="text">
      <style:text-properties officeooo:rsid="00393aad"/>
    </style:style>
    <style:style style:name="T19" style:family="text">
      <style:text-properties officeooo:rsid="003d67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asic Linux Rootkit</text:p>
      <text:p text:style-name="P11">by Kenneth Stocks</text:p>
      <text:p text:style-name="P11"/>
      <text:p text:style-name="P15">Sample Makefile and C file can be found at my github:</text:p>
      <text:p text:style-name="P15"><text:a xlink:type="simple" xlink:href="https://github.com/1kstocks/basicLinuxRot.git" text:style-name="Internet_20_link" text:visited-style-name="Visited_20_Internet_20_Link"><text:span text:style-name="T3">https://github.com/1kstocks/basicLinuxRot.git</text:span></text:a></text:p>
      <text:p text:style-name="P2"/>
      <text:p text:style-name="P10"><text:span text:style-name="T2">This rootkit hides </text:span><text:span text:style-name="T3">any</text:span><text:span text:style-name="T2"> file </text:span><text:span text:style-name="T3">with a specified name</text:span><text:span text:style-name="T2"> from the user and </text:span><text:span text:style-name="T3">is</text:span><text:span text:style-name="T2"> configured to hide in the system unless restarted </text:span><text:span text:style-name="T3">(this can be disabled)</text:span></text:p>
      <text:p text:style-name="P7"/>
      <text:p text:style-name="P6">Important commands:</text:p>
      <text:p text:style-name="P6">sudo su – makes you root until exit</text:p>
      <text:p text:style-name="P6">exit – exit root mode</text:p>
      <text:p text:style-name="P6">insmod “your module.<text:span text:style-name="T7">ko</text:span>” – <text:s/>insert your module</text:p>
      <text:p text:style-name="P6">rmmod “your module.<text:span text:style-name="T7">ko</text:span>” – <text:s/><text:span text:style-name="T6">remove your module</text:span></text:p>
      <text:p text:style-name="P19"><text:span text:style-name="T8">dmesg | grep “your module name” – show messages we told to be written to kernel buffe</text:span><text:span text:style-name="T9">r</text:span></text:p>
      <text:p text:style-name="P14"/>
      <text:p text:style-name="P27">Before beginning, kernel header files need to be installed to allow for compiling your own kernel modules. I am currently running these on Ubuntu 16.04</text:p>
      <text:p text:style-name="P3"/>
      <text:p text:style-name="P20"/>
      <text:p text:style-name="P4"/>
      <text:p text:style-name="P4"/>
      <text:p text:style-name="P13">1). Install Kernel modules on Linux</text:p>
      <text:p text:style-name="P13"/>
      <text:p text:style-name="P22"><text:span text:style-name="Source_20_Text"><text:span text:style-name="T3"><text:s text:c="4"/>sudo </text:span></text:span><text:span text:style-name="Source_20_Text"><text:span text:style-name="T4">su</text:span></text:span></text:p>
      <text:p text:style-name="P22"><text:span text:style-name="Source_20_Text"><text:span text:style-name="T3"><text:s text:c="4"/>apt-get install linux-headers-$(uname -r) <text:s/></text:span></text:span></text:p>
      <text:p text:style-name="P22"><text:span text:style-name="Source_20_Text"><text:span text:style-name="T4"><text:s text:c="4"/>exit </text:span></text:span></text:p>
      <text:p text:style-name="P22"><text:span text:style-name="Source_20_Text"><text:span text:style-name="T4"/></text:span></text:p>
      <text:p text:style-name="P22"><text:span text:style-name="Source_20_Text"><text:span text:style-name="T4"><text:s text:c="4"/></text:span></text:span><text:span text:style-name="Source_20_Text"><text:span text:style-name="T14">This is probably all that is needed, else look up how to install the files on </text:span></text:span><text:span text:style-name="Source_20_Text"><text:span text:style-name="T15">your specific version of linux</text:span></text:span></text:p>
      <text:p text:style-name="P22"><text:span text:style-name="Source_20_Text"><text:span text:style-name="T3"/></text:span></text:p>
      <text:p text:style-name="P13">2). <text:span text:style-name="T17">If you want to understand what is happening, follow the tutorial, else you can just run the sample makefile and insert the module using:</text:span></text:p>
      <text:p text:style-name="P13"><text:s text:c="5"/></text:p>
      <text:p text:style-name="P13"><text:s text:c="6"/><text:span text:style-name="T2"><text:s text:c="2"/></text:span><text:span text:style-name="T5">sudo su</text:span></text:p>
      <text:p text:style-name="P18"><text:s text:c="8"/><text:span text:style-name="T17">make </text:span></text:p>
      <text:p text:style-name="P18"><text:s text:c="8"/><text:span text:style-name="T17">insmod rooty.ko</text:span></text:p>
      <text:p text:style-name="P18"><text:s text:c="8"/><text:span text:style-name="T17">exit</text:span></text:p>
      <text:p text:style-name="P21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Tutorial</text:p>
      <text:p text:style-name="P17"/>
      <text:p text:style-name="P8">Tutorial <text:span text:style-name="T16">is </text:span>found at:</text:p>
      <text:p text:style-name="P3"/>
      <text:p text:style-name="P4"><text:a xlink:type="simple" xlink:href="http://turbochaos.blogspot.com/2013/09/linux-rootkits-101-1-of-3.html" text:style-name="Internet_20_link" text:visited-style-name="Visited_20_Internet_20_Link">http://turbochaos.blogspot.com/2013/09/linux-rootkits-101-1-of-3.html</text:a></text:p>
      <text:p text:style-name="P4"/>
      <text:p text:style-name="P5">The end of the tutorial has the code that you need <text:span text:style-name="T1">besides the find function. This function needs to be replaced with the acquire_sys_call_table found below</text:span> </text:p>
      <text:p text:style-name="P5"/>
      <text:p text:style-name="P5"><text:a xlink:type="simple" xlink:href="https://github.com/Eterna1/puszek-rootkit/blob/master/rootkit.c#L1004" text:style-name="Internet_20_link" text:visited-style-name="Visited_20_Internet_20_Link">https://github.com/Eterna1/puszek-rootkit/blob/master/rootkit.c#L1004</text:a></text:p>
      <text:p text:style-name="P5"/>
      <text:p text:style-name="P5"/>
      <text:p text:style-name="P17"/>
      <text:p text:style-name="P17"/>
      <text:p text:style-name="P17"/>
      <text:p text:style-name="P16"><text:span text:style-name="T2">Notes</text:span>:</text:p>
      <text:p text:style-name="P16"/>
      <text:list xml:id="list5494157822684326695" text:style-name="L1">
        <text:list-item>
          <text:p text:style-name="P29">The command <text:span text:style-name="T2">Sudo su</text:span> is more powerful than just <text:span text:style-name="T2">sudo. Sudo su</text:span><text:span text:style-name="T13"> puts makes you root and is needed when doing make and make clean</text:span></text:p>
        </text:list-item>
      </text:list>
      <text:p text:style-name="P5"/>
      <text:list xml:id="list7096063955771685720" text:style-name="L2">
        <text:list-item>
          <text:p text:style-name="P31">These are some lines that change pointers which can be commented out so the module can be removed. They are found at the beginning of rooty_init()</text:p>
        </text:list-item>
      </text:list>
      <text:p text:style-name="P9"/>
      <text:p text:style-name="P23"><text:s/><text:span text:style-name="T10">list_del_init(&amp;__this_module.list);</text:span></text:p>
      <text:p text:style-name="P24"><text:s/><text:span text:style-name="T10">kobject_del(&amp;THIS_MODULE-&gt;mkobj.kobj);</text:span></text:p>
      <text:p text:style-name="P9"/>
      <text:list xml:id="list1925816034955702706" text:style-name="L3">
        <text:list-item>
          <text:p text:style-name="P26">If you change .rooty in : </text:p>
        </text:list-item>
      </text:list>
      <text:p text:style-name="P33">char *proc_protect = ".rooty"; </text:p>
      <text:p text:style-name="P12"><text:span text:style-name="T11"><text:s text:c="12"/></text:span><text:span text:style-name="T12">you made hide whatever filename you wish</text:span></text:p>
      <text:p text:style-name="P9"/>
      <text:p text:style-name="P36"/>
      <text:p text:style-name="P36"/>
      <text:p text:style-name="P36"/>
      <text:p text:style-name="P35"><text:span text:style-name="T2">Challenge:</text:span> </text:p>
      <text:list xml:id="list8086428925155260518" text:style-name="L5">
        <text:list-item>
          <text:p text:style-name="P30"><text:span text:style-name="T19">Research one of the other linux system calls and write your own function to hijack its functionality.</text:span></text:p>
        </text:list-item>
      </text:list>
      <text:p text:style-name="P34"/>
      <text:p text:style-name="P37">Here is a reference to the linux system call table</text:p>
      <text:p text:style-name="P37"/>
      <text:p text:style-name="P37"><text:a xlink:type="simple" xlink:href="http://blog.rchapman.org/posts/Linux_System_Call_Table_for_x86_64/" text:style-name="Internet_20_link" text:visited-style-name="Visited_20_Internet_20_Link">http://blog.rchapman.org/posts/Linux_System_Call_Table_for_x86_64/</text:a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8:05:48.890666959</meta:creation-date>
    <dc:date>2018-03-21T15:17:23.451381219</dc:date>
    <meta:editing-duration>PT1H25M50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312" meta:character-count="2117" meta:non-whitespace-character-count="1766"/>
  </office:meta>
</office:document-meta>
</file>